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9071in"/>
    </style:style>
    <style:style style:name="co2" style:family="table-column">
      <style:table-column-properties fo:break-before="auto" style:column-width="1.8409in"/>
    </style:style>
    <style:style style:name="co3" style:family="table-column">
      <style:table-column-properties fo:break-before="auto" style:column-width="5.357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3.47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654in" fo:break-before="auto" style:use-optimal-row-height="true"/>
    </style:style>
    <style:style style:name="ro3" style:family="table-row">
      <style:table-row-properties style:row-height="0.82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vertical-align="top"/>
    </style:style>
    <style:style style:name="ce4" style:family="table-cell" style:parent-style-name="Default">
      <style:table-cell-properties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4" table:default-cell-style-name="ce2"/>
        <table:table-column table:style-name="co5" table:default-cell-style-name="ce2"/>
        <table:table-column table:style-name="co4" table:number-columns-repeated="56" table:default-cell-style-name="ce2"/>
        <table:table-row table:style-name="ro1">
          <table:table-cell table:style-name="ce1" office:value-type="string" calcext:value-type="string">
            <text:p>display</text:p>
          </table:table-cell>
          <table:table-cell table:style-name="ce1" table:number-columns-repeated="2"/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range.low</text:p>
          </table:table-cell>
          <table:table-cell table:style-name="ce1" office:value-type="string" calcext:value-type="string">
            <text:p>range.high</text:p>
          </table:table-cell>
          <table:table-cell table:style-name="ce1" office:value-type="string" calcext:value-type="string">
            <text:p>Synthea amodule state (GENERATED)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Glucose</text:p>
          </table:table-cell>
          <table:table-cell office:value-type="string" calcext:value-type="string">
            <text:p>LaboratoriumUitslag(13.1.1) </text:p>
            <text:p>TekstUitslag(13.2.1) </text:p>
          </table:table-cell>
          <table:table-cell office:value-type="string" calcext:value-type="string">
            <text:p>TestCode(13.1.8)=LOINC:2339-0 AND TestDatumTijd(13.1.10) &lt; 6 mnd</text:p>
            <text:p>TekstResultaat(13.2.2) : string</text:p>
          </table:table-cell>
          <table:table-cell office:value-type="string" calcext:value-type="string">
            <text:p>2339-0</text:p>
          </table:table-cell>
          <table:table-cell office:value-type="string" calcext:value-type="string">
            <text:p>mmol/l</text:p>
          </table:table-cell>
          <table:table-cell office:value-type="float" office:value="4.5" calcext:value-type="float">
            <text:p>4.5</text:p>
          </table:table-cell>
          <table:table-cell office:value-type="float" office:value="6.7" calcext:value-type="float">
            <text:p>6.7</text:p>
          </table:table-cell>
          <table:table-cell table:style-name="ce4" table:formula="of:=CONCATENATE(&quot;'Lab&quot;; ROW(); &quot;': { 'type': 'Observation', 'category': 'laboratory', 'unit': '&quot;; [.E2]; &quot;', 'codes': [ { 'system': 'loinc', 'code':'&quot;; [.D2]; &quot;', 'display': '&quot;; [.A2]; &quot;' } ], 'direct_transition': 'Lab&quot;; ROW()+1; &quot;', 'range': { 'decimals': 2, 'low': &quot;; [.F2]; &quot;, 'high': &quot;; [.G2]; &quot; } },&quot;)" office:value-type="string" office:string-value="'Lab2': { 'type': 'Observation', 'category': 'laboratory', 'unit': 'mmol/l', 'codes': [ { 'system': 'loinc', 'code':'2339-0', 'display': 'Glucose' } ], 'direct_transition': 'Lab3', 'range': { 'decimals': 2, 'low': 4.5, 'high': 6.7 } }," calcext:value-type="string">
            <text:p>'Lab2': { 'type': 'Observation', 'category': 'laboratory', 'unit': 'mmol/l', 'codes': [ { 'system': 'loinc', 'code':'2339-0', 'display': 'Glucose' } ], 'direct_transition': 'Lab3', 'range': { 'decimals': 2, 'low': 4.5, 'high': 6.7 } },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Alkalische fosfatase</text:p>
          </table:table-cell>
          <table:table-cell office:value-type="string" calcext:value-type="string">
            <text:p>LaboratoriumUitslag(13.1.1) </text:p>
            <text:p>TekstUitslag(13.2.1) </text:p>
          </table:table-cell>
          <table:table-cell office:value-type="string" calcext:value-type="string">
            <text:p>TestCode(13.1.8)=LOINC:1783-0 AND TestDatumTijd(13.1.10) &lt; 6 mnd</text:p>
            <text:p>TekstResultaat(13.2.2) : string &amp; TekstUitslagType(13.2.4): TekstUitslagTypeCodelijst</text:p>
          </table:table-cell>
          <table:table-cell office:value-type="string" calcext:value-type="string">
            <text:p>1783-0</text:p>
          </table:table-cell>
          <table:table-cell office:value-type="string" calcext:value-type="string">
            <text:p>U/l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table:style-name="ce4" table:formula="of:=CONCATENATE(&quot;'Lab&quot;; ROW(); &quot;': { 'type': 'Observation', 'category': 'laboratory', 'unit': '&quot;; [.E3]; &quot;', 'codes': [ { 'system': 'loinc', 'code':'&quot;; [.D3]; &quot;', 'display': '&quot;; [.A3]; &quot;' } ], 'direct_transition': 'Lab&quot;; ROW()+1; &quot;', 'range': { 'decimals': 2, 'low': &quot;; [.F3]; &quot;, 'high': &quot;; [.G3]; &quot; } },&quot;)" office:value-type="string" office:string-value="'Lab3': { 'type': 'Observation', 'category': 'laboratory', 'unit': 'U/l', 'codes': [ { 'system': 'loinc', 'code':'1783-0', 'display': 'Alkalische fosfatase' } ], 'direct_transition': 'Lab4', 'range': { 'decimals': 2, 'low': 120, 'high': 125 } }," calcext:value-type="string">
            <text:p>'Lab3': { 'type': 'Observation', 'category': 'laboratory', 'unit': 'U/l', 'codes': [ { 'system': 'loinc', 'code':'1783-0', 'display': 'Alkalische fosfatase' } ], 'direct_transition': 'Lab4', 'range': { 'decimals': 2, 'low': 120, 'high': 125 } },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ALAT</text:p>
          </table:table-cell>
          <table:table-cell office:value-type="string" calcext:value-type="string">
            <text:p>LaboratoriumUitslag(13.1.1) </text:p>
            <text:p>TekstUitslag(13.2.1) </text:p>
          </table:table-cell>
          <table:table-cell office:value-type="string" calcext:value-type="string">
            <text:p>TestCode(13.1.8)=LOINC:76625-3 AND TestDatumTijd(13.1.10) &lt; 6 mnd</text:p>
            <text:p>TekstResultaat(13.2.2) : string &amp; TekstUitslagType(13.2.4): TekstUitslagTypeCodelijst</text:p>
          </table:table-cell>
          <table:table-cell office:value-type="string" calcext:value-type="string">
            <text:p>76625-3</text:p>
          </table:table-cell>
          <table:table-cell office:value-type="string" calcext:value-type="string">
            <text:p>U/l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style-name="ce4" table:formula="of:=CONCATENATE(&quot;'Lab&quot;; ROW(); &quot;': { 'type': 'Observation', 'category': 'laboratory', 'unit': '&quot;; [.E4]; &quot;', 'codes': [ { 'system': 'loinc', 'code':'&quot;; [.D4]; &quot;', 'display': '&quot;; [.A4]; &quot;' } ], 'direct_transition': 'Lab&quot;; ROW()+1; &quot;', 'range': { 'decimals': 2, 'low': &quot;; [.F4]; &quot;, 'high': &quot;; [.G4]; &quot; } },&quot;)" office:value-type="string" office:string-value="'Lab4': { 'type': 'Observation', 'category': 'laboratory', 'unit': 'U/l', 'codes': [ { 'system': 'loinc', 'code':'76625-3', 'display': 'ALAT' } ], 'direct_transition': 'Lab5', 'range': { 'decimals': 2, 'low': 40, 'high': 45 } }," calcext:value-type="string">
            <text:p>'Lab4': { 'type': 'Observation', 'category': 'laboratory', 'unit': 'U/l', 'codes': [ { 'system': 'loinc', 'code':'76625-3', 'display': 'ALAT' } ], 'direct_transition': 'Lab5', 'range': { 'decimals': 2, 'low': 40, 'high': 45 } },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ASAT</text:p>
          </table:table-cell>
          <table:table-cell office:value-type="string" calcext:value-type="string">
            <text:p>LaboratoriumUitslag(13.1.1) </text:p>
            <text:p>TekstUitslag(13.2.1) </text:p>
          </table:table-cell>
          <table:table-cell office:value-type="string" calcext:value-type="string">
            <text:p>TestCode(13.1.8)=LOINC:16412-9 AND TestDatumTijd(13.1.10) &lt; 6 mnd</text:p>
            <text:p>TekstResultaat(13.2.2) : string &amp; TekstUitslagType(13.2.4): TekstUitslagTypeCodelijst</text:p>
          </table:table-cell>
          <table:table-cell office:value-type="string" calcext:value-type="string">
            <text:p>16412-9</text:p>
          </table:table-cell>
          <table:table-cell office:value-type="string" calcext:value-type="string">
            <text:p>U/l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style-name="ce4" table:formula="of:=CONCATENATE(&quot;'Lab&quot;; ROW(); &quot;': { 'type': 'Observation', 'category': 'laboratory', 'unit': '&quot;; [.E5]; &quot;', 'codes': [ { 'system': 'loinc', 'code':'&quot;; [.D5]; &quot;', 'display': '&quot;; [.A5]; &quot;' } ], 'direct_transition': 'Lab&quot;; ROW()+1; &quot;', 'range': { 'decimals': 2, 'low': &quot;; [.F5]; &quot;, 'high': &quot;; [.G5]; &quot; } },&quot;)" office:value-type="string" office:string-value="'Lab5': { 'type': 'Observation', 'category': 'laboratory', 'unit': 'U/l', 'codes': [ { 'system': 'loinc', 'code':'16412-9', 'display': 'ASAT' } ], 'direct_transition': 'Lab6', 'range': { 'decimals': 2, 'low': 45, 'high': 50 } }," calcext:value-type="string">
            <text:p>'Lab5': { 'type': 'Observation', 'category': 'laboratory', 'unit': 'U/l', 'codes': [ { 'system': 'loinc', 'code':'16412-9', 'display': 'ASAT' } ], 'direct_transition': 'Lab6', 'range': { 'decimals': 2, 'low': 45, 'high': 50 } },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alcium</text:p>
          </table:table-cell>
          <table:table-cell office:value-type="string" calcext:value-type="string">
            <text:p>LaboratoriumUitslag(13.1.1) </text:p>
            <text:p>TekstUitslag(13.2.1) </text:p>
          </table:table-cell>
          <table:table-cell office:value-type="string" calcext:value-type="string">
            <text:p>TestCode(13.1.8)=LOINC:49765-1 AND TestDatumTijd(13.1.10) &lt; 6 mnd</text:p>
            <text:p>TekstResultaat(13.2.2) : string &amp; TekstUitslagType(13.2.4): TekstUitslagTypeCodelijst</text:p>
          </table:table-cell>
          <table:table-cell office:value-type="string" calcext:value-type="string">
            <text:p>49765-1</text:p>
          </table:table-cell>
          <table:table-cell office:value-type="string" calcext:value-type="string">
            <text:p>mmol/l</text:p>
          </table:table-cell>
          <table:table-cell office:value-type="float" office:value="2.2" calcext:value-type="float">
            <text:p>2.2</text:p>
          </table:table-cell>
          <table:table-cell office:value-type="float" office:value="2.6" calcext:value-type="float">
            <text:p>2.6</text:p>
          </table:table-cell>
          <table:table-cell table:style-name="ce4" table:formula="of:=CONCATENATE(&quot;'Lab&quot;; ROW(); &quot;': { 'type': 'Observation', 'category': 'laboratory', 'unit': '&quot;; [.E6]; &quot;', 'codes': [ { 'system': 'loinc', 'code':'&quot;; [.D6]; &quot;', 'display': '&quot;; [.A6]; &quot;' } ], 'direct_transition': 'Lab&quot;; ROW()+1; &quot;', 'range': { 'decimals': 2, 'low': &quot;; [.F6]; &quot;, 'high': &quot;; [.G6]; &quot; } },&quot;)" office:value-type="string" office:string-value="'Lab6': { 'type': 'Observation', 'category': 'laboratory', 'unit': 'mmol/l', 'codes': [ { 'system': 'loinc', 'code':'49765-1', 'display': 'Calcium' } ], 'direct_transition': 'Lab7', 'range': { 'decimals': 2, 'low': 2.2, 'high': 2.6 } }," calcext:value-type="string">
            <text:p>'Lab6': { 'type': 'Observation', 'category': 'laboratory', 'unit': 'mmol/l', 'codes': [ { 'system': 'loinc', 'code':'49765-1', 'display': 'Calcium' } ], 'direct_transition': 'Lab7', 'range': { 'decimals': 2, 'low': 2.2, 'high': 2.6 } },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RP</text:p>
          </table:table-cell>
          <table:table-cell office:value-type="string" calcext:value-type="string">
            <text:p>LaboratoriumUitslag(13.1.1) </text:p>
            <text:p>TekstUitslag(13.2.1) </text:p>
          </table:table-cell>
          <table:table-cell office:value-type="string" calcext:value-type="string">
            <text:p>TestCode(13.1.8)=LOINC:48421-2 AND TestDatumTijd(13.1.10) &lt; 6 mnd</text:p>
            <text:p>TekstResultaat(13.2.2) : string &amp; TekstUitslagType(13.2.4): TekstUitslagTypeCodelijst</text:p>
          </table:table-cell>
          <table:table-cell office:value-type="string" calcext:value-type="string">
            <text:p>48421–2</text:p>
          </table:table-cell>
          <table:table-cell office:value-type="string" calcext:value-type="string">
            <text:p>mg/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4" table:formula="of:=CONCATENATE(&quot;'Lab&quot;; ROW(); &quot;': { 'type': 'Observation', 'category': 'laboratory', 'unit': '&quot;; [.E7]; &quot;', 'codes': [ { 'system': 'loinc', 'code':'&quot;; [.D7]; &quot;', 'display': '&quot;; [.A7]; &quot;' } ], 'direct_transition': 'Lab&quot;; ROW()+1; &quot;', 'range': { 'decimals': 2, 'low': &quot;; [.F7]; &quot;, 'high': &quot;; [.G7]; &quot; } },&quot;)" office:value-type="string" office:string-value="'Lab7': { 'type': 'Observation', 'category': 'laboratory', 'unit': 'mg/L', 'codes': [ { 'system': 'loinc', 'code':'48421–2', 'display': 'CRP' } ], 'direct_transition': 'Lab8', 'range': { 'decimals': 2, 'low': 8, 'high': 10 } }," calcext:value-type="string">
            <text:p>'Lab7': { 'type': 'Observation', 'category': 'laboratory', 'unit': 'mg/L', 'codes': [ { 'system': 'loinc', 'code':'48421–2', 'display': 'CRP' } ], 'direct_transition': 'Lab8', 'range': { 'decimals': 2, 'low': 8, 'high': 10 } },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GGT</text:p>
          </table:table-cell>
          <table:table-cell office:value-type="string" calcext:value-type="string">
            <text:p>LaboratoriumUitslag(13.1.1) </text:p>
            <text:p>TekstUitslag(13.2.1) </text:p>
          </table:table-cell>
          <table:table-cell office:value-type="string" calcext:value-type="string">
            <text:p>TestCode(13.1.8)=LOINC:2324-2 AND TestDatumTijd(13.1.10) &lt; 6 mnd</text:p>
            <text:p>TekstResultaat(13.2.2) : string &amp; TekstUitslagType(13.2.4): TekstUitslagTypeCodelijst</text:p>
          </table:table-cell>
          <table:table-cell office:value-type="string" calcext:value-type="string">
            <text:p>2324-2</text:p>
          </table:table-cell>
          <table:table-cell office:value-type="string" calcext:value-type="string">
            <text:p>E/L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style-name="ce4" table:formula="of:=CONCATENATE(&quot;'Lab&quot;; ROW(); &quot;': { 'type': 'Observation', 'category': 'laboratory', 'unit': '&quot;; [.E8]; &quot;', 'codes': [ { 'system': 'loinc', 'code':'&quot;; [.D8]; &quot;', 'display': '&quot;; [.A8]; &quot;' } ], 'direct_transition': 'Lab&quot;; ROW()+1; &quot;', 'range': { 'decimals': 2, 'low': &quot;; [.F8]; &quot;, 'high': &quot;; [.G8]; &quot; } },&quot;)" office:value-type="string" office:string-value="'Lab8': { 'type': 'Observation', 'category': 'laboratory', 'unit': 'E/L', 'codes': [ { 'system': 'loinc', 'code':'2324-2', 'display': 'GGT' } ], 'direct_transition': 'Lab9', 'range': { 'decimals': 2, 'low': 35, 'high': 40 } }," calcext:value-type="string">
            <text:p>'Lab8': { 'type': 'Observation', 'category': 'laboratory', 'unit': 'E/L', 'codes': [ { 'system': 'loinc', 'code':'2324-2', 'display': 'GGT' } ], 'direct_transition': 'Lab9', 'range': { 'decimals': 2, 'low': 35, 'high': 40 } },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Hb</text:p>
          </table:table-cell>
          <table:table-cell office:value-type="string" calcext:value-type="string">
            <text:p>LaboratoriumUitslag(13.1.1) </text:p>
            <text:p>TekstUitslag(13.2.1) </text:p>
          </table:table-cell>
          <table:table-cell office:value-type="string" calcext:value-type="string">
            <text:p>TestCode(13.1.8)=LOINC:717-9 AND TestDatumTijd(13.1.10) &lt; 6 mnd</text:p>
            <text:p>TekstResultaat(13.2.2) : string &amp; TekstUitslagType(13.2.4): TekstUitslagTypeCodelijst</text:p>
          </table:table-cell>
          <table:table-cell office:value-type="string" calcext:value-type="string">
            <text:p>717-9</text:p>
          </table:table-cell>
          <table:table-cell office:value-type="string" calcext:value-type="string">
            <text:p>mmol/l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style-name="ce4" table:formula="of:=CONCATENATE(&quot;'Lab&quot;; ROW(); &quot;': { 'type': 'Observation', 'category': 'laboratory', 'unit': '&quot;; [.E9]; &quot;', 'codes': [ { 'system': 'loinc', 'code':'&quot;; [.D9]; &quot;', 'display': '&quot;; [.A9]; &quot;' } ], 'direct_transition': 'Lab&quot;; ROW()+1; &quot;', 'range': { 'decimals': 2, 'low': &quot;; [.F9]; &quot;, 'high': &quot;; [.G9]; &quot; } },&quot;)" office:value-type="string" office:string-value="'Lab9': { 'type': 'Observation', 'category': 'laboratory', 'unit': 'mmol/l', 'codes': [ { 'system': 'loinc', 'code':'717-9', 'display': 'Hb' } ], 'direct_transition': 'Lab10', 'range': { 'decimals': 2, 'low': 8, 'high': 15 } }," calcext:value-type="string">
            <text:p>'Lab9': { 'type': 'Observation', 'category': 'laboratory', 'unit': 'mmol/l', 'codes': [ { 'system': 'loinc', 'code':'717-9', 'display': 'Hb' } ], 'direct_transition': 'Lab10', 'range': { 'decimals': 2, 'low': 8, 'high': 15 } },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Ht</text:p>
          </table:table-cell>
          <table:table-cell office:value-type="string" calcext:value-type="string">
            <text:p>LaboratoriumUitslag(13.1.1) </text:p>
            <text:p>TekstUitslag(13.2.1) </text:p>
          </table:table-cell>
          <table:table-cell office:value-type="string" calcext:value-type="string">
            <text:p>TestCode(13.1.8)=LOINC:20570-8 AND TestDatumTijd(13.1.10) &lt; 6 mnd</text:p>
            <text:p>TekstResultaat(13.2.2) : string &amp; TekstUitslagType(13.2.4): TekstUitslagTypeCodelijst</text:p>
          </table:table-cell>
          <table:table-cell office:value-type="string" calcext:value-type="string">
            <text:p>20570-8</text:p>
          </table:table-cell>
          <table:table-cell office:value-type="string" calcext:value-type="string">
            <text:p>l/l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table:style-name="ce4" table:formula="of:=CONCATENATE(&quot;'Lab&quot;; ROW(); &quot;': { 'type': 'Observation', 'category': 'laboratory', 'unit': '&quot;; [.E10]; &quot;', 'codes': [ { 'system': 'loinc', 'code':'&quot;; [.D10]; &quot;', 'display': '&quot;; [.A10]; &quot;' } ], 'direct_transition': 'Lab&quot;; ROW()+1; &quot;', 'range': { 'decimals': 2, 'low': &quot;; [.F10]; &quot;, 'high': &quot;; [.G10]; &quot; } },&quot;)" office:value-type="string" office:string-value="'Lab10': { 'type': 'Observation', 'category': 'laboratory', 'unit': 'l/l', 'codes': [ { 'system': 'loinc', 'code':'20570-8', 'display': 'Ht' } ], 'direct_transition': 'Lab11', 'range': { 'decimals': 2, 'low': 0.4, 'high': 0.6 } }," calcext:value-type="string">
            <text:p>'Lab10': { 'type': 'Observation', 'category': 'laboratory', 'unit': 'l/l', 'codes': [ { 'system': 'loinc', 'code':'20570-8', 'display': 'Ht' } ], 'direct_transition': 'Lab11', 'range': { 'decimals': 2, 'low': 0.4, 'high': 0.6 } },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Kalium</text:p>
          </table:table-cell>
          <table:table-cell office:value-type="string" calcext:value-type="string">
            <text:p>LaboratoriumUitslag(13.1.1) </text:p>
            <text:p>TekstUitslag(13.2.1) </text:p>
          </table:table-cell>
          <table:table-cell office:value-type="string" calcext:value-type="string">
            <text:p>TestCode(13.1.8)=LOINC:6298-4 AND TestDatumTijd(13.1.10) &lt; 6 mnd</text:p>
            <text:p>TekstResultaat(13.2.2) : string &amp; TekstUitslagType(13.2.4): TekstUitslagTypeCodelijst</text:p>
          </table:table-cell>
          <table:table-cell office:value-type="string" calcext:value-type="string">
            <text:p>6298-4</text:p>
          </table:table-cell>
          <table:table-cell office:value-type="string" calcext:value-type="string">
            <text:p>mmol/l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4" table:formula="of:=CONCATENATE(&quot;'Lab&quot;; ROW(); &quot;': { 'type': 'Observation', 'category': 'laboratory', 'unit': '&quot;; [.E11]; &quot;', 'codes': [ { 'system': 'loinc', 'code':'&quot;; [.D11]; &quot;', 'display': '&quot;; [.A11]; &quot;' } ], 'direct_transition': 'Lab&quot;; ROW()+1; &quot;', 'range': { 'decimals': 2, 'low': &quot;; [.F11]; &quot;, 'high': &quot;; [.G11]; &quot; } },&quot;)" office:value-type="string" office:string-value="'Lab11': { 'type': 'Observation', 'category': 'laboratory', 'unit': 'mmol/l', 'codes': [ { 'system': 'loinc', 'code':'6298-4', 'display': 'Kalium' } ], 'direct_transition': 'Lab12', 'range': { 'decimals': 2, 'low': 4, 'high': 7 } }," calcext:value-type="string">
            <text:p>'Lab11': { 'type': 'Observation', 'category': 'laboratory', 'unit': 'mmol/l', 'codes': [ { 'system': 'loinc', 'code':'6298-4', 'display': 'Kalium' } ], 'direct_transition': 'Lab12', 'range': { 'decimals': 2, 'low': 4, 'high': 7 } },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Kreatinine</text:p>
          </table:table-cell>
          <table:table-cell office:value-type="string" calcext:value-type="string">
            <text:p>LaboratoriumUitslag(13.1.1) </text:p>
            <text:p>TekstUitslag(13.2.1) </text:p>
          </table:table-cell>
          <table:table-cell office:value-type="string" calcext:value-type="string">
            <text:p>TestCode(13.1.8)=LOINC:59826-8 AND TestDatumTijd(13.1.10) &lt; 6 mnd</text:p>
            <text:p>TekstResultaat(13.2.2) : string &amp; TekstUitslagType(13.2.4): TekstUitslagTypeCodelijst</text:p>
          </table:table-cell>
          <table:table-cell office:value-type="string" calcext:value-type="string">
            <text:p>59826-8</text:p>
          </table:table-cell>
          <table:table-cell office:value-type="string" calcext:value-type="string">
            <text:p>μmol/L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style-name="ce4" table:formula="of:=CONCATENATE(&quot;'Lab&quot;; ROW(); &quot;': { 'type': 'Observation', 'category': 'laboratory', 'unit': '&quot;; [.E12]; &quot;', 'codes': [ { 'system': 'loinc', 'code':'&quot;; [.D12]; &quot;', 'display': '&quot;; [.A12]; &quot;' } ], 'direct_transition': 'Lab&quot;; ROW()+1; &quot;', 'range': { 'decimals': 2, 'low': &quot;; [.F12]; &quot;, 'high': &quot;; [.G12]; &quot; } },&quot;)" office:value-type="string" office:string-value="'Lab12': { 'type': 'Observation', 'category': 'laboratory', 'unit': 'μmol/L', 'codes': [ { 'system': 'loinc', 'code':'59826-8', 'display': 'Kreatinine' } ], 'direct_transition': 'Lab13', 'range': { 'decimals': 2, 'low': 60, 'high': 120 } }," calcext:value-type="string">
            <text:p>'Lab12': { 'type': 'Observation', 'category': 'laboratory', 'unit': 'μmol/L', 'codes': [ { 'system': 'loinc', 'code':'59826-8', 'display': 'Kreatinine' } ], 'direct_transition': 'Lab13', 'range': { 'decimals': 2, 'low': 60, 'high': 120 } },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LDH</text:p>
          </table:table-cell>
          <table:table-cell office:value-type="string" calcext:value-type="string">
            <text:p>LaboratoriumUitslag(13.1.1) </text:p>
            <text:p>TekstUitslag(13.2.1) </text:p>
          </table:table-cell>
          <table:table-cell office:value-type="string" calcext:value-type="string">
            <text:p>TestCode(13.1.8)=LOINC:60017-1 AND TestDatumTijd(13.1.10) &lt; 6 mnd</text:p>
            <text:p>TekstResultaat(13.2.2) : string &amp; TekstUitslagType(13.2.4): TekstUitslagTypeCodelijst</text:p>
          </table:table-cell>
          <table:table-cell office:value-type="string" calcext:value-type="string">
            <text:p>60017-1</text:p>
          </table:table-cell>
          <table:table-cell office:value-type="string" calcext:value-type="string">
            <text:p>U/L</text:p>
          </table:table-cell>
          <table:table-cell office:value-type="float" office:value="160" calcext:value-type="float">
            <text:p>160</text:p>
          </table:table-cell>
          <table:table-cell office:value-type="float" office:value="250" calcext:value-type="float">
            <text:p>250</text:p>
          </table:table-cell>
          <table:table-cell table:style-name="ce4" table:formula="of:=CONCATENATE(&quot;'Lab&quot;; ROW(); &quot;': { 'type': 'Observation', 'category': 'laboratory', 'unit': '&quot;; [.E13]; &quot;', 'codes': [ { 'system': 'loinc', 'code':'&quot;; [.D13]; &quot;', 'display': '&quot;; [.A13]; &quot;' } ], 'direct_transition': 'Lab&quot;; ROW()+1; &quot;', 'range': { 'decimals': 2, 'low': &quot;; [.F13]; &quot;, 'high': &quot;; [.G13]; &quot; } },&quot;)" office:value-type="string" office:string-value="'Lab13': { 'type': 'Observation', 'category': 'laboratory', 'unit': 'U/L', 'codes': [ { 'system': 'loinc', 'code':'60017-1', 'display': 'LDH' } ], 'direct_transition': 'Lab14', 'range': { 'decimals': 2, 'low': 160, 'high': 250 } }," calcext:value-type="string">
            <text:p>'Lab13': { 'type': 'Observation', 'category': 'laboratory', 'unit': 'U/L', 'codes': [ { 'system': 'loinc', 'code':'60017-1', 'display': 'LDH' } ], 'direct_transition': 'Lab14', 'range': { 'decimals': 2, 'low': 160, 'high': 250 } },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Leukocyten</text:p>
          </table:table-cell>
          <table:table-cell office:value-type="string" calcext:value-type="string">
            <text:p>LaboratoriumUitslag(13.1.1) </text:p>
            <text:p>TekstUitslag(13.2.1) </text:p>
          </table:table-cell>
          <table:table-cell office:value-type="string" calcext:value-type="string">
            <text:p>TestCode(13.1.8)=LOINC:26464-8 AND TestDatumTijd(13.1.10) &lt; 6 mnd</text:p>
            <text:p>TekstResultaat(13.2.2) : string &amp; TekstUitslagType(13.2.4): TekstUitslagTypeCodelijst</text:p>
          </table:table-cell>
          <table:table-cell office:value-type="string" calcext:value-type="string">
            <text:p>26464-8</text:p>
          </table:table-cell>
          <table:table-cell office:value-type="string" calcext:value-type="string">
            <text:p>x10^9/L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style-name="ce4" table:formula="of:=CONCATENATE(&quot;'Lab&quot;; ROW(); &quot;': { 'type': 'Observation', 'category': 'laboratory', 'unit': '&quot;; [.E14]; &quot;', 'codes': [ { 'system': 'loinc', 'code':'&quot;; [.D14]; &quot;', 'display': '&quot;; [.A14]; &quot;' } ], 'direct_transition': 'Lab&quot;; ROW()+1; &quot;', 'range': { 'decimals': 2, 'low': &quot;; [.F14]; &quot;, 'high': &quot;; [.G14]; &quot; } },&quot;)" office:value-type="string" office:string-value="'Lab14': { 'type': 'Observation', 'category': 'laboratory', 'unit': 'x10^9/L', 'codes': [ { 'system': 'loinc', 'code':'26464-8', 'display': 'Leukocyten' } ], 'direct_transition': 'Lab15', 'range': { 'decimals': 2, 'low': 8, 'high': 14 } }," calcext:value-type="string">
            <text:p>'Lab14': { 'type': 'Observation', 'category': 'laboratory', 'unit': 'x10^9/L', 'codes': [ { 'system': 'loinc', 'code':'26464-8', 'display': 'Leukocyten' } ], 'direct_transition': 'Lab15', 'range': { 'decimals': 2, 'low': 8, 'high': 14 } },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Magnesium</text:p>
          </table:table-cell>
          <table:table-cell office:value-type="string" calcext:value-type="string">
            <text:p>LaboratoriumUitslag(13.1.1) </text:p>
            <text:p>TekstUitslag(13.2.1) </text:p>
          </table:table-cell>
          <table:table-cell office:value-type="string" calcext:value-type="string">
            <text:p>TestCode(13.1.8)=LOINC:27210-4 AND TestDatumTijd(13.1.10) &lt; 6 mnd</text:p>
            <text:p>TekstResultaat(13.2.2) : string &amp; TekstUitslagType(13.2.4): TekstUitslagTypeCodelijst</text:p>
          </table:table-cell>
          <table:table-cell office:value-type="string" calcext:value-type="string">
            <text:p>27210-4</text:p>
          </table:table-cell>
          <table:table-cell office:value-type="string" calcext:value-type="string">
            <text:p>mmol/l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table:style-name="ce4" table:formula="of:=CONCATENATE(&quot;'Lab&quot;; ROW(); &quot;': { 'type': 'Observation', 'category': 'laboratory', 'unit': '&quot;; [.E15]; &quot;', 'codes': [ { 'system': 'loinc', 'code':'&quot;; [.D15]; &quot;', 'display': '&quot;; [.A15]; &quot;' } ], 'direct_transition': 'Lab&quot;; ROW()+1; &quot;', 'range': { 'decimals': 2, 'low': &quot;; [.F15]; &quot;, 'high': &quot;; [.G15]; &quot; } },&quot;)" office:value-type="string" office:string-value="'Lab15': { 'type': 'Observation', 'category': 'laboratory', 'unit': 'mmol/l', 'codes': [ { 'system': 'loinc', 'code':'27210-4', 'display': 'Magnesium' } ], 'direct_transition': 'Lab16', 'range': { 'decimals': 2, 'low': 0.5, 'high': 0.9 } }," calcext:value-type="string">
            <text:p>'Lab15': { 'type': 'Observation', 'category': 'laboratory', 'unit': 'mmol/l', 'codes': [ { 'system': 'loinc', 'code':'27210-4', 'display': 'Magnesium' } ], 'direct_transition': 'Lab16', 'range': { 'decimals': 2, 'low': 0.5, 'high': 0.9 } },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Natrium</text:p>
          </table:table-cell>
          <table:table-cell office:value-type="string" calcext:value-type="string">
            <text:p>LaboratoriumUitslag(13.1.1) </text:p>
            <text:p>TekstUitslag(13.2.1) </text:p>
          </table:table-cell>
          <table:table-cell office:value-type="string" calcext:value-type="string">
            <text:p>TestCode(13.1.8)=LOINC:2947-0 AND TestDatumTijd(13.1.10) &lt; 6 mnd</text:p>
            <text:p>TekstResultaat(13.2.2) : string &amp; TekstUitslagType(13.2.4): TekstUitslagTypeCodelijst</text:p>
          </table:table-cell>
          <table:table-cell office:value-type="string" calcext:value-type="string">
            <text:p>2947-0</text:p>
          </table:table-cell>
          <table:table-cell office:value-type="string" calcext:value-type="string">
            <text:p>mmol/l</text:p>
          </table:table-cell>
          <table:table-cell office:value-type="float" office:value="125" calcext:value-type="float">
            <text:p>125</text:p>
          </table:table-cell>
          <table:table-cell office:value-type="float" office:value="160" calcext:value-type="float">
            <text:p>160</text:p>
          </table:table-cell>
          <table:table-cell table:style-name="ce4" table:formula="of:=CONCATENATE(&quot;'Lab&quot;; ROW(); &quot;': { 'type': 'Observation', 'category': 'laboratory', 'unit': '&quot;; [.E16]; &quot;', 'codes': [ { 'system': 'loinc', 'code':'&quot;; [.D16]; &quot;', 'display': '&quot;; [.A16]; &quot;' } ], 'direct_transition': 'Lab&quot;; ROW()+1; &quot;', 'range': { 'decimals': 2, 'low': &quot;; [.F16]; &quot;, 'high': &quot;; [.G16]; &quot; } },&quot;)" office:value-type="string" office:string-value="'Lab16': { 'type': 'Observation', 'category': 'laboratory', 'unit': 'mmol/l', 'codes': [ { 'system': 'loinc', 'code':'2947-0', 'display': 'Natrium' } ], 'direct_transition': 'Lab17', 'range': { 'decimals': 2, 'low': 125, 'high': 160 } }," calcext:value-type="string">
            <text:p>'Lab16': { 'type': 'Observation', 'category': 'laboratory', 'unit': 'mmol/l', 'codes': [ { 'system': 'loinc', 'code':'2947-0', 'display': 'Natrium' } ], 'direct_transition': 'Lab17', 'range': { 'decimals': 2, 'low': 125, 'high': 160 } },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BSE</text:p>
          </table:table-cell>
          <table:table-cell office:value-type="string" calcext:value-type="string">
            <text:p>LaboratoriumUitslag(13.1.1) </text:p>
            <text:p>TekstUitslag(13.2.1) </text:p>
          </table:table-cell>
          <table:table-cell office:value-type="string" calcext:value-type="string">
            <text:p>TestCode(13.1.8)=LOINC:30341-2 AND TestDatumTijd(13.1.10) &lt; 6 mnd</text:p>
            <text:p>TekstResultaat(13.2.2) : string &amp; TekstUitslagType(13.2.4): TekstUitslagTypeCodelijst</text:p>
          </table:table-cell>
          <table:table-cell office:value-type="string" calcext:value-type="string">
            <text:p>30341-2</text:p>
          </table:table-cell>
          <table:table-cell office:value-type="string" calcext:value-type="string">
            <text:p>mm/uur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style-name="ce4" table:formula="of:=CONCATENATE(&quot;'Lab&quot;; ROW(); &quot;': { 'type': 'Observation', 'category': 'laboratory', 'unit': '&quot;; [.E17]; &quot;', 'codes': [ { 'system': 'loinc', 'code':'&quot;; [.D17]; &quot;', 'display': '&quot;; [.A17]; &quot;' } ], 'direct_transition': 'Lab&quot;; ROW()+1; &quot;', 'range': { 'decimals': 2, 'low': &quot;; [.F17]; &quot;, 'high': &quot;; [.G17]; &quot; } },&quot;)" office:value-type="string" office:string-value="'Lab17': { 'type': 'Observation', 'category': 'laboratory', 'unit': 'mm/uur', 'codes': [ { 'system': 'loinc', 'code':'30341-2', 'display': 'BSE' } ], 'direct_transition': 'Lab18', 'range': { 'decimals': 2, 'low': 20, 'high': 25 } }," calcext:value-type="string">
            <text:p>'Lab17': { 'type': 'Observation', 'category': 'laboratory', 'unit': 'mm/uur', 'codes': [ { 'system': 'loinc', 'code':'30341-2', 'display': 'BSE' } ], 'direct_transition': 'Lab18', 'range': { 'decimals': 2, 'low': 20, 'high': 25 } },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Trombocyten</text:p>
          </table:table-cell>
          <table:table-cell office:value-type="string" calcext:value-type="string">
            <text:p>LaboratoriumUitslag(13.1.1) </text:p>
            <text:p>TekstUitslag(13.2.1) </text:p>
          </table:table-cell>
          <table:table-cell office:value-type="string" calcext:value-type="string">
            <text:p>TestCode(13.1.8)=LOINC:26515-7 AND TestDatumTijd(13.1.10) &lt; 6 mnd</text:p>
            <text:p>TekstResultaat(13.2.2) : string &amp; TekstUitslagType(13.2.4): TekstUitslagTypeCodelijst</text:p>
          </table:table-cell>
          <table:table-cell office:value-type="string" calcext:value-type="string">
            <text:p>26515-7</text:p>
          </table:table-cell>
          <table:table-cell office:value-type="string" calcext:value-type="string">
            <text:p>×10^3/mm^3</text:p>
          </table:table-cell>
          <table:table-cell office:value-type="float" office:value="150" calcext:value-type="float">
            <text:p>150</text:p>
          </table:table-cell>
          <table:table-cell office:value-type="float" office:value="400" calcext:value-type="float">
            <text:p>400</text:p>
          </table:table-cell>
          <table:table-cell table:style-name="ce4" table:formula="of:=CONCATENATE(&quot;'Lab&quot;; ROW(); &quot;': { 'type': 'Observation', 'category': 'laboratory', 'unit': '&quot;; [.E18]; &quot;', 'codes': [ { 'system': 'loinc', 'code':'&quot;; [.D18]; &quot;', 'display': '&quot;; [.A18]; &quot;' } ], 'direct_transition': 'Lab&quot;; ROW()+1; &quot;', 'range': { 'decimals': 2, 'low': &quot;; [.F18]; &quot;, 'high': &quot;; [.G18]; &quot; } },&quot;)" office:value-type="string" office:string-value="'Lab18': { 'type': 'Observation', 'category': 'laboratory', 'unit': '×10^3/mm^3', 'codes': [ { 'system': 'loinc', 'code':'26515-7', 'display': 'Trombocyten' } ], 'direct_transition': 'Lab19', 'range': { 'decimals': 2, 'low': 150, 'high': 400 } }," calcext:value-type="string">
            <text:p>'Lab18': { 'type': 'Observation', 'category': 'laboratory', 'unit': '×10^3/mm^3', 'codes': [ { 'system': 'loinc', 'code':'26515-7', 'display': 'Trombocyten' } ], 'direct_transition': 'Lab19', 'range': { 'decimals': 2, 'low': 150, 'high': 400 } },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Ureum</text:p>
          </table:table-cell>
          <table:table-cell office:value-type="string" calcext:value-type="string">
            <text:p>LaboratoriumUitslag(13.1.1) </text:p>
            <text:p>TekstUitslag(13.2.1) </text:p>
          </table:table-cell>
          <table:table-cell office:value-type="string" calcext:value-type="string">
            <text:p>TestCode(13.1.8)=LOINC:20977-5 AND TestDatumTijd(13.1.10) &lt; 6 mnd</text:p>
            <text:p>TekstResultaat(13.2.2) : string &amp; TekstUitslagType(13.2.4): TekstUitslagTypeCodelijst</text:p>
          </table:table-cell>
          <table:table-cell office:value-type="string" calcext:value-type="string">
            <text:p>20977-5</text:p>
          </table:table-cell>
          <table:table-cell office:value-type="string" calcext:value-type="string">
            <text:p>mmol/l</text:p>
          </table:table-cell>
          <table:table-cell office:value-type="float" office:value="1.6" calcext:value-type="float">
            <text:p>1.6</text:p>
          </table:table-cell>
          <table:table-cell office:value-type="float" office:value="7.4" calcext:value-type="float">
            <text:p>7.4</text:p>
          </table:table-cell>
          <table:table-cell table:style-name="ce4" table:formula="of:=CONCATENATE(&quot;'Lab&quot;; ROW(); &quot;': { 'type': 'Observation', 'category': 'laboratory', 'unit': '&quot;; [.E19]; &quot;', 'codes': [ { 'system': 'loinc', 'code':'&quot;; [.D19]; &quot;', 'display': '&quot;; [.A19]; &quot;' } ], 'direct_transition': 'Lab&quot;; ROW()+1; &quot;', 'range': { 'decimals': 2, 'low': &quot;; [.F19]; &quot;, 'high': &quot;; [.G19]; &quot; } },&quot;)" office:value-type="string" office:string-value="'Lab19': { 'type': 'Observation', 'category': 'laboratory', 'unit': 'mmol/l', 'codes': [ { 'system': 'loinc', 'code':'20977-5', 'display': 'Ureum' } ], 'direct_transition': 'Lab20', 'range': { 'decimals': 2, 'low': 1.6, 'high': 7.4 } }," calcext:value-type="string">
            <text:p>'Lab19': { 'type': 'Observation', 'category': 'laboratory', 'unit': 'mmol/l', 'codes': [ { 'system': 'loinc', 'code':'20977-5', 'display': 'Ureum' } ], 'direct_transition': 'Lab20', 'range': { 'decimals': 2, 'low': 1.6, 'high': 7.4 } },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NT Pro-BNP</text:p>
          </table:table-cell>
          <table:table-cell office:value-type="string" calcext:value-type="string">
            <text:p>LaboratoriumUitslag(13.1.1) </text:p>
            <text:p>TekstUitslag(13.2.1) </text:p>
          </table:table-cell>
          <table:table-cell office:value-type="string" calcext:value-type="string">
            <text:p>TestCode(13.1.8)=LOINC:33762-6 AND TestDatumTijd(13.1.10) &lt; 6 mnd</text:p>
            <text:p>TekstResultaat(13.2.2) : string &amp; TekstUitslagType(13.2.4): TekstUitslagTypeCodelijst</text:p>
          </table:table-cell>
          <table:table-cell office:value-type="string" calcext:value-type="string">
            <text:p>33762-6</text:p>
          </table:table-cell>
          <table:table-cell office:value-type="string" calcext:value-type="string">
            <text:p>pg/mL</text:p>
          </table:table-cell>
          <table:table-cell office:value-type="float" office:value="850" calcext:value-type="float">
            <text:p>850</text:p>
          </table:table-cell>
          <table:table-cell office:value-type="float" office:value="950" calcext:value-type="float">
            <text:p>950</text:p>
          </table:table-cell>
          <table:table-cell table:style-name="ce4" table:formula="of:=CONCATENATE(&quot;'Lab&quot;; ROW(); &quot;': { 'type': 'Observation', 'category': 'laboratory', 'unit': '&quot;; [.E20]; &quot;', 'codes': [ { 'system': 'loinc', 'code':'&quot;; [.D20]; &quot;', 'display': '&quot;; [.A20]; &quot;' } ], 'direct_transition': 'Lab&quot;; ROW()+1; &quot;', 'range': { 'decimals': 2, 'low': &quot;; [.F20]; &quot;, 'high': &quot;; [.G20]; &quot; } },&quot;)" office:value-type="string" office:string-value="'Lab20': { 'type': 'Observation', 'category': 'laboratory', 'unit': 'pg/mL', 'codes': [ { 'system': 'loinc', 'code':'33762-6', 'display': 'NT Pro-BNP' } ], 'direct_transition': 'Lab21', 'range': { 'decimals': 2, 'low': 850, 'high': 950 } }," calcext:value-type="string">
            <text:p>'Lab20': { 'type': 'Observation', 'category': 'laboratory', 'unit': 'pg/mL', 'codes': [ { 'system': 'loinc', 'code':'33762-6', 'display': 'NT Pro-BNP' } ], 'direct_transition': 'Lab21', 'range': { 'decimals': 2, 'low': 850, 'high': 950 } },</text:p>
          </table:table-cell>
          <table:table-cell table:number-columns-repeated="56"/>
        </table:table-row>
        <table:table-row table:style-name="ro1" table:number-rows-repeated="104855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Micro Hei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4">00/00/0000</text:date>, <text:time style:data-style-name="N2" text:time-value="13:04:26.4397626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initial-creator>Michael van der Zel</meta:initial-creator>
    <meta:creation-date>2020-06-12T17:56:29.289063332</meta:creation-date>
    <dc:date>2020-09-04T13:04:34.534660913</dc:date>
    <dc:creator>Michael van der Zel</dc:creator>
    <meta:editing-duration>P6DT45M14S</meta:editing-duration>
    <meta:editing-cycles>16</meta:editing-cycles>
    <meta:generator>LibreOffice/6.4.4.2$Linux_X86_64 LibreOffice_project/3d775be2011f3886db32dfd395a6a6d1ca2630ff</meta:generator>
    <meta:document-statistic meta:table-count="1" meta:cell-count="158" meta:object-count="0"/>
    <meta:user-defined meta:name="ProgId">Excel.Sheet</meta:user-defined>
  </office:meta>
</office:document-meta>
</file>